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0.37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11.1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10.2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10.26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14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5.47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13.9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3.4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0.45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18.69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13.45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c0c0c0"/>
      <style:paragraph-properties fo:margin-top="0.203cm" fo:margin-bottom="0cm"/>
    </style:style>
    <style:style style:name="P2" style:family="paragraph">
      <style:paragraph-properties fo:margin-top="0.203cm" fo:margin-bottom="0cm" fo:text-align="start" style:writing-mode="lr-tb"/>
      <style:text-properties fo:font-size="11.1999998092651pt"/>
    </style:style>
    <style:style style:name="P3" style:family="paragraph">
      <loext:graphic-properties draw:fill="none"/>
      <style:paragraph-properties fo:margin-top="0.203cm" fo:margin-bottom="0cm" fo:text-align="start" style:writing-mode="lr-tb"/>
      <style:text-properties fo:font-size="11.1999998092651pt" style:font-size-asian="10pt" style:font-size-complex="10pt"/>
    </style:style>
    <style:style style:name="T1" style:family="text">
      <style:text-properties fo:color="#6e6b5e" loext:opacity="100%" style:font-name="DejaVuSansMono1" fo:font-size="10pt" fo:font-weight="normal" style:font-size-asian="10pt" style:font-weight-asian="normal" style:font-name-complex="DejaVuSansMono1" style:font-size-complex="10pt" style:font-weight-complex="normal"/>
    </style:style>
    <style:style style:name="T2" style:family="text">
      <style:text-properties fo:color="#b65611" loext:opacity="100%" style:font-name="DejaVuSansMono1" fo:font-size="10pt" fo:font-weight="normal" style:font-size-asian="10pt" style:font-weight-asian="normal" style:font-name-complex="DejaVuSansMono1" style:font-size-complex="10pt" style:font-weight-complex="normal"/>
    </style:style>
    <style:style style:name="T3" style:family="text">
      <style:text-properties fo:color="#6f3280" loext:opacity="100%" style:font-name="DejaVuSansMono1" fo:font-size="10pt" fo:font-weight="bold" style:font-size-asian="10pt" style:font-weight-asian="bold" style:font-name-complex="DejaVuSansMono1" style:font-size-complex="10pt" style:font-weight-complex="bold"/>
    </style:style>
    <style:style style:name="T4" style:family="text">
      <style:text-properties fo:color="#55308d" loext:opacity="100%" style:font-name="DejaVuSansMono1" fo:font-size="10pt" fo:font-weight="bold" style:font-size-asian="10pt" style:font-weight-asian="bold" style:font-name-complex="DejaVuSansMono1" style:font-size-complex="10pt" style:font-weight-complex="bold"/>
    </style:style>
    <style:style style:name="T5" style:family="text">
      <style:text-properties fo:color="#292822" loext:opacity="100%" style:font-name="DejaVuSansMono1" fo:font-size="10pt" fo:font-weight="normal" style:font-size-asian="10pt" style:font-weight-asian="normal" style:font-name-complex="DejaVuSansMono1" style:font-size-complex="10pt" style:font-weight-complex="normal"/>
    </style:style>
    <style:style style:name="T6" style:family="text">
      <style:text-properties fo:color="#60ac39" loext:opacity="100%" style:font-name="DejaVuSansMono1" fo:font-size="10pt" fo:font-weight="normal" style:font-size-asian="10pt" style:font-weight-asian="normal" style:font-name-complex="DejaVuSansMono1" style:font-size-complex="10pt" style:font-weight-complex="normal"/>
    </style:style>
    <style:style style:name="T7" style:family="text">
      <style:text-properties fo:color="#55308d" loext:opacity="100%" style:font-name="DejaVuSansMono1" fo:font-size="10pt" fo:font-weight="normal" style:font-size-asian="10pt" style:font-weight-asian="normal" style:font-name-complex="DejaVuSansMono1" style:font-size-complex="10pt" style:font-weight-complex="normal"/>
    </style:style>
    <style:style style:name="T8" style:family="text">
      <style:text-properties fo:color="#158466" loext:opacity="100%" style:font-name="DejaVuSansMono1" fo:font-size="10pt" fo:font-weight="normal" style:font-size-asian="10pt" style:font-weight-asian="normal" style:font-name-complex="DejaVuSansMono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28cm" svg:height="0.503cm" svg:x="0.849cm" svg:y="1.198cm" svg:viewBox="0 0 29 504" draw:points="0,0 29,0 29,504 0,504">
          <text:p/>
        </draw:polygon>
        <draw:polygon draw:style-name="gr1" draw:text-style-name="P1" draw:layer="layout" svg:width="0.028cm" svg:height="0.533cm" svg:x="0.849cm" svg:y="1.701cm" svg:viewBox="0 0 29 534" draw:points="0,0 29,0 29,534 0,534">
          <text:p/>
        </draw:polygon>
        <draw:polygon draw:style-name="gr1" draw:text-style-name="P1" draw:layer="layout" svg:width="0.028cm" svg:height="0.503cm" svg:x="0.849cm" svg:y="2.233cm" svg:viewBox="0 0 29 504" draw:points="0,0 29,0 29,504 0,504">
          <text:p/>
        </draw:polygon>
        <draw:polygon draw:style-name="gr1" draw:text-style-name="P1" draw:layer="layout" svg:width="0.028cm" svg:height="0.503cm" svg:x="0.849cm" svg:y="2.736cm" svg:viewBox="0 0 29 504" draw:points="0,0 29,0 29,504 0,504">
          <text:p/>
        </draw:polygon>
        <draw:polygon draw:style-name="gr1" draw:text-style-name="P1" draw:layer="layout" svg:width="0.028cm" svg:height="0.533cm" svg:x="0.849cm" svg:y="3.239cm" svg:viewBox="0 0 29 534" draw:points="0,0 29,0 29,534 0,534">
          <text:p/>
        </draw:polygon>
        <draw:polygon draw:style-name="gr1" draw:text-style-name="P1" draw:layer="layout" svg:width="0.028cm" svg:height="0.503cm" svg:x="0.849cm" svg:y="3.771cm" svg:viewBox="0 0 29 504" draw:points="0,0 29,0 29,504 0,504">
          <text:p/>
        </draw:polygon>
        <draw:polygon draw:style-name="gr1" draw:text-style-name="P1" draw:layer="layout" svg:width="0.028cm" svg:height="0.504cm" svg:x="0.849cm" svg:y="4.274cm" svg:viewBox="0 0 29 505" draw:points="0,0 29,0 29,505 0,505">
          <text:p/>
        </draw:polygon>
        <draw:polygon draw:style-name="gr1" draw:text-style-name="P1" draw:layer="layout" svg:width="0.028cm" svg:height="0.533cm" svg:x="0.849cm" svg:y="4.778cm" svg:viewBox="0 0 29 534" draw:points="0,0 29,0 29,534 0,534">
          <text:p/>
        </draw:polygon>
        <draw:polygon draw:style-name="gr1" draw:text-style-name="P1" draw:layer="layout" svg:width="0.028cm" svg:height="0.503cm" svg:x="0.849cm" svg:y="5.31cm" svg:viewBox="0 0 29 504" draw:points="0,0 29,0 29,504 0,504">
          <text:p/>
        </draw:polygon>
        <draw:polygon draw:style-name="gr1" draw:text-style-name="P1" draw:layer="layout" svg:width="0.028cm" svg:height="0.503cm" svg:x="0.849cm" svg:y="5.813cm" svg:viewBox="0 0 29 504" draw:points="0,0 29,0 29,504 0,504">
          <text:p/>
        </draw:polygon>
        <draw:polygon draw:style-name="gr1" draw:text-style-name="P1" draw:layer="layout" svg:width="0.028cm" svg:height="0.533cm" svg:x="0.849cm" svg:y="6.315cm" svg:viewBox="0 0 29 534" draw:points="0,0 29,0 29,534 0,534">
          <text:p/>
        </draw:polygon>
        <draw:polygon draw:style-name="gr1" draw:text-style-name="P1" draw:layer="layout" svg:width="0.028cm" svg:height="0.503cm" svg:x="0.849cm" svg:y="6.848cm" svg:viewBox="0 0 29 504" draw:points="0,0 29,0 29,504 0,504">
          <text:p/>
        </draw:polygon>
        <draw:polygon draw:style-name="gr1" draw:text-style-name="P1" draw:layer="layout" svg:width="0.028cm" svg:height="0.504cm" svg:x="0.849cm" svg:y="7.351cm" svg:viewBox="0 0 29 505" draw:points="0,0 29,0 29,505 0,505">
          <text:p/>
        </draw:polygon>
        <draw:polygon draw:style-name="gr1" draw:text-style-name="P1" draw:layer="layout" svg:width="0.028cm" svg:height="0.532cm" svg:x="0.849cm" svg:y="7.854cm" svg:viewBox="0 0 29 533" draw:points="0,0 29,0 29,533 0,533">
          <text:p/>
        </draw:polygon>
        <draw:polygon draw:style-name="gr1" draw:text-style-name="P1" draw:layer="layout" svg:width="0.028cm" svg:height="0.504cm" svg:x="0.849cm" svg:y="8.386cm" svg:viewBox="0 0 29 505" draw:points="0,0 29,0 29,505 0,505">
          <text:p/>
        </draw:polygon>
        <draw:polygon draw:style-name="gr1" draw:text-style-name="P1" draw:layer="layout" svg:width="0.028cm" svg:height="0.503cm" svg:x="0.849cm" svg:y="8.89cm" svg:viewBox="0 0 29 504" draw:points="0,0 29,0 29,504 0,504">
          <text:p/>
        </draw:polygon>
        <draw:polygon draw:style-name="gr1" draw:text-style-name="P1" draw:layer="layout" svg:width="0.028cm" svg:height="0.533cm" svg:x="0.849cm" svg:y="9.392cm" svg:viewBox="0 0 29 534" draw:points="0,0 29,0 29,534 0,534">
          <text:p/>
        </draw:polygon>
        <draw:polygon draw:style-name="gr1" draw:text-style-name="P1" draw:layer="layout" svg:width="0.028cm" svg:height="0.503cm" svg:x="0.849cm" svg:y="9.925cm" svg:viewBox="0 0 29 504" draw:points="0,0 29,0 29,504 0,504">
          <text:p/>
        </draw:polygon>
        <draw:polygon draw:style-name="gr1" draw:text-style-name="P1" draw:layer="layout" svg:width="0.028cm" svg:height="0.503cm" svg:x="0.849cm" svg:y="10.427cm" svg:viewBox="0 0 29 504" draw:points="0,0 29,0 29,504 0,504">
          <text:p/>
        </draw:polygon>
        <draw:polygon draw:style-name="gr1" draw:text-style-name="P1" draw:layer="layout" svg:width="0.028cm" svg:height="0.533cm" svg:x="0.849cm" svg:y="10.93cm" svg:viewBox="0 0 29 534" draw:points="0,0 29,0 29,534 0,534">
          <text:p/>
        </draw:polygon>
        <draw:polygon draw:style-name="gr1" draw:text-style-name="P1" draw:layer="layout" svg:width="0.028cm" svg:height="0.504cm" svg:x="0.849cm" svg:y="11.463cm" svg:viewBox="0 0 29 505" draw:points="0,0 29,0 29,505 0,505">
          <text:p/>
        </draw:polygon>
        <draw:polygon draw:style-name="gr1" draw:text-style-name="P1" draw:layer="layout" svg:width="0.028cm" svg:height="0.503cm" svg:x="0.849cm" svg:y="11.966cm" svg:viewBox="0 0 29 504" draw:points="0,0 29,0 29,504 0,504">
          <text:p/>
        </draw:polygon>
        <draw:polygon draw:style-name="gr1" draw:text-style-name="P1" draw:layer="layout" svg:width="0.028cm" svg:height="0.533cm" svg:x="0.849cm" svg:y="12.469cm" svg:viewBox="0 0 29 534" draw:points="0,0 29,0 29,534 0,534">
          <text:p/>
        </draw:polygon>
        <draw:polygon draw:style-name="gr1" draw:text-style-name="P1" draw:layer="layout" svg:width="0.028cm" svg:height="0.503cm" svg:x="0.849cm" svg:y="13.002cm" svg:viewBox="0 0 29 504" draw:points="0,0 29,0 29,504 0,504">
          <text:p/>
        </draw:polygon>
        <draw:polygon draw:style-name="gr1" draw:text-style-name="P1" draw:layer="layout" svg:width="0.028cm" svg:height="0.503cm" svg:x="0.849cm" svg:y="13.504cm" svg:viewBox="0 0 29 504" draw:points="0,0 29,0 29,504 0,504">
          <text:p/>
        </draw:polygon>
        <draw:polygon draw:style-name="gr1" draw:text-style-name="P1" draw:layer="layout" svg:width="0.028cm" svg:height="0.533cm" svg:x="0.849cm" svg:y="14.007cm" svg:viewBox="0 0 29 534" draw:points="0,0 29,0 29,534 0,534">
          <text:p/>
        </draw:polygon>
        <draw:frame draw:style-name="gr2" draw:text-style-name="P3" draw:layer="layout" svg:width="0.378cm" svg:height="0.461cm" svg:x="0.509cm" svg:y="1.158cm">
          <draw:text-box>
            <text:p text:style-name="P2"><text:span text:style-name="T1">1</text:span></text:p>
          </draw:text-box>
        </draw:frame>
        <draw:frame draw:style-name="gr3" draw:text-style-name="P3" draw:layer="layout" svg:width="11.174cm" svg:height="0.461cm" svg:x="1.146cm" svg:y="1.158cm">
          <draw:text-box>
            <text:p text:style-name="P2"><text:span text:style-name="T2">0x1149</text:span><text:span text:style-name="T1">: endbr64 <text:s text:c="30"/></text:span><text:span text:style-name="T1"><text:tab/></text:span><text:span text:style-name="T1"># {</text:span></text:p>
          </draw:text-box>
        </draw:frame>
        <draw:frame draw:style-name="gr2" draw:text-style-name="P3" draw:layer="layout" svg:width="0.378cm" svg:height="0.461cm" svg:x="0.509cm" svg:y="1.66cm">
          <draw:text-box>
            <text:p text:style-name="P2"><text:span text:style-name="T1">2</text:span></text:p>
          </draw:text-box>
        </draw:frame>
        <draw:frame draw:style-name="gr4" draw:text-style-name="P3" draw:layer="layout" svg:width="10.262cm" svg:height="0.461cm" svg:x="1.146cm" svg:y="1.66cm">
          <draw:text-box>
            <text:p text:style-name="P2"><text:span text:style-name="T2">0x114d</text:span><text:span text:style-name="T1">:</text:span><text:span text:style-name="T3"> push</text:span><text:span text:style-name="T1"> </text:span><text:span text:style-name="T2">rbp</text:span><text:span text:style-name="T1"> <text:s text:c="28"/></text:span></text:p>
          </draw:text-box>
        </draw:frame>
        <draw:frame draw:style-name="gr2" draw:text-style-name="P3" draw:layer="layout" svg:width="0.378cm" svg:height="0.461cm" svg:x="0.509cm" svg:y="2.193cm">
          <draw:text-box>
            <text:p text:style-name="P2"><text:span text:style-name="T1">3</text:span></text:p>
          </draw:text-box>
        </draw:frame>
        <draw:frame draw:style-name="gr5" draw:text-style-name="P3" draw:layer="layout" svg:width="10.263cm" svg:height="0.461cm" svg:x="1.146cm" svg:y="2.193cm">
          <draw:text-box>
            <text:p text:style-name="P2"><text:span text:style-name="T2">0x114e</text:span><text:span text:style-name="T1">:</text:span><text:span text:style-name="T3"> mov</text:span><text:span text:style-name="T1"> </text:span><text:span text:style-name="T2">rbp</text:span><text:span text:style-name="T1">, </text:span><text:span text:style-name="T2">rsp</text:span><text:span text:style-name="T1"> <text:s text:c="24"/></text:span></text:p>
          </draw:text-box>
        </draw:frame>
        <draw:frame draw:style-name="gr2" draw:text-style-name="P3" draw:layer="layout" svg:width="0.378cm" svg:height="0.461cm" svg:x="0.509cm" svg:y="2.696cm">
          <draw:text-box>
            <text:p text:style-name="P2"><text:span text:style-name="T1">4</text:span></text:p>
          </draw:text-box>
        </draw:frame>
        <draw:frame draw:style-name="gr5" draw:text-style-name="P3" draw:layer="layout" svg:width="10.263cm" svg:height="0.461cm" svg:x="1.146cm" svg:y="2.696cm">
          <draw:text-box>
            <text:p text:style-name="P2"><text:span text:style-name="T2">0x1151</text:span><text:span text:style-name="T1">:</text:span><text:span text:style-name="T3"> sub</text:span><text:span text:style-name="T1"> </text:span><text:span text:style-name="T2">rsp</text:span><text:span text:style-name="T1">, </text:span><text:span text:style-name="T2">0x10</text:span><text:span text:style-name="T1"> <text:s text:c="23"/></text:span></text:p>
          </draw:text-box>
        </draw:frame>
        <draw:frame draw:style-name="gr2" draw:text-style-name="P3" draw:layer="layout" svg:width="0.378cm" svg:height="0.461cm" svg:x="0.509cm" svg:y="3.199cm">
          <draw:text-box>
            <text:p text:style-name="P2"><text:span text:style-name="T1">5</text:span></text:p>
          </draw:text-box>
        </draw:frame>
        <draw:frame draw:style-name="gr6" draw:text-style-name="P3" draw:layer="layout" svg:width="14.823cm" svg:height="0.461cm" svg:x="1.146cm" svg:y="3.199cm">
          <draw:text-box>
            <text:p text:style-name="P2"><text:span text:style-name="T2">0x1155</text:span><text:span text:style-name="T1">:</text:span><text:span text:style-name="T3"> mov</text:span><text:span text:style-name="T1"> </text:span><text:span text:style-name="T2">dword</text:span><text:span text:style-name="T1"> </text:span><text:span text:style-name="T2">ptr</text:span><text:span text:style-name="T1"> [</text:span><text:span text:style-name="T2">rbp</text:span><text:span text:style-name="T1"> - </text:span><text:span text:style-name="T2">8</text:span><text:span text:style-name="T1">], </text:span><text:span text:style-name="T2">1</text:span><text:span text:style-name="T1"> <text:s text:c="9"/></text:span><text:span text:style-name="T1"><text:tab/></text:span><text:span text:style-name="T1"> # <text:s/></text:span><text:span text:style-name="T4">unsigned</text:span><text:span text:style-name="T1"> |i| = </text:span><text:span text:style-name="T2">1</text:span><text:span text:style-name="T5">;</text:span></text:p>
          </draw:text-box>
        </draw:frame>
        <draw:frame draw:style-name="gr2" draw:text-style-name="P3" draw:layer="layout" svg:width="0.378cm" svg:height="0.461cm" svg:x="0.509cm" svg:y="3.731cm">
          <draw:text-box>
            <text:p text:style-name="P2"><text:span text:style-name="T1">6</text:span></text:p>
          </draw:text-box>
        </draw:frame>
        <draw:frame draw:style-name="gr7" draw:text-style-name="P3" draw:layer="layout" svg:width="5.473cm" svg:height="0.461cm" svg:x="1.146cm" svg:y="3.731cm">
          <draw:text-box>
            <text:p text:style-name="P2"><text:span text:style-name="T6">TYPE:</text:span><text:span text:style-name="T1">&gt; <text:s/>[ </text:span><text:span text:style-name="T7">unsigned</text:span><text:span text:style-name="T1"> </text:span><text:span text:style-name="T3">int</text:span><text:span text:style-name="T1"> ]</text:span></text:p>
          </draw:text-box>
        </draw:frame>
        <draw:frame draw:style-name="gr2" draw:text-style-name="P3" draw:layer="layout" svg:width="0.378cm" svg:height="0.461cm" svg:x="0.509cm" svg:y="4.235cm">
          <draw:text-box>
            <text:p text:style-name="P2"><text:span text:style-name="T1">7</text:span></text:p>
          </draw:text-box>
        </draw:frame>
        <draw:frame draw:style-name="gr2" draw:text-style-name="P3" draw:layer="layout" svg:width="0.378cm" svg:height="0.461cm" svg:x="1.146cm" svg:y="4.2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78cm" svg:height="0.461cm" svg:x="0.509cm" svg:y="4.737cm">
          <draw:text-box>
            <text:p text:style-name="P2"><text:span text:style-name="T1">8</text:span></text:p>
          </draw:text-box>
        </draw:frame>
        <draw:frame draw:style-name="gr8" draw:text-style-name="P3" draw:layer="layout" svg:width="13.911cm" svg:height="0.461cm" svg:x="1.146cm" svg:y="4.737cm">
          <draw:text-box>
            <text:p text:style-name="P2"><text:span text:style-name="T2">0x115c</text:span><text:span text:style-name="T1">:</text:span><text:span text:style-name="T3"> mov</text:span><text:span text:style-name="T1"> </text:span><text:span text:style-name="T2">dword</text:span><text:span text:style-name="T1"> </text:span><text:span text:style-name="T2">ptr</text:span><text:span text:style-name="T1"> [</text:span><text:span text:style-name="T2">rbp</text:span><text:span text:style-name="T1"> - </text:span><text:span text:style-name="T2">4</text:span><text:span text:style-name="T1">], </text:span><text:span text:style-name="T2">0xfffffffc</text:span><text:span text:style-name="T1"> <text:s/></text:span><text:span text:style-name="T1"><text:tab/></text:span><text:span text:style-name="T1"># <text:s/></text:span><text:span text:style-name="T3">int</text:span><text:span text:style-name="T1"> j = -</text:span><text:span text:style-name="T2">4</text:span><text:span text:style-name="T5">;</text:span></text:p>
          </draw:text-box>
        </draw:frame>
        <draw:frame draw:style-name="gr2" draw:text-style-name="P3" draw:layer="layout" svg:width="0.378cm" svg:height="0.461cm" svg:x="0.509cm" svg:y="5.27cm">
          <draw:text-box>
            <text:p text:style-name="P2"><text:span text:style-name="T1">9</text:span></text:p>
          </draw:text-box>
        </draw:frame>
        <draw:frame draw:style-name="gr9" draw:text-style-name="P3" draw:layer="layout" svg:width="3.421cm" svg:height="0.461cm" svg:x="1.146cm" svg:y="5.27cm">
          <draw:text-box>
            <text:p text:style-name="P2"><text:span text:style-name="T6">TYPE:</text:span><text:span text:style-name="T1">&gt; <text:s/>[ </text:span><text:span text:style-name="T3">int</text:span><text:span text:style-name="T1"> ]</text:span></text:p>
          </draw:text-box>
        </draw:frame>
        <draw:frame draw:style-name="gr10" draw:text-style-name="P3" draw:layer="layout" svg:width="0.458cm" svg:height="0.461cm" svg:x="0.281cm" svg:y="5.773cm">
          <draw:text-box>
            <text:p text:style-name="P2"><text:span text:style-name="T1">10</text:span></text:p>
          </draw:text-box>
        </draw:frame>
        <draw:frame draw:style-name="gr2" draw:text-style-name="P3" draw:layer="layout" svg:width="0.378cm" svg:height="0.461cm" svg:x="1.146cm" svg:y="5.773cm">
          <draw:text-box>
            <text:p text:style-name="P2"><text:span text:style-name="T1"><text:s/></text:span></text:p>
          </draw:text-box>
        </draw:frame>
        <draw:frame draw:style-name="gr10" draw:text-style-name="P3" draw:layer="layout" svg:width="0.458cm" svg:height="0.461cm" svg:x="0.281cm" svg:y="6.275cm">
          <draw:text-box>
            <text:p text:style-name="P2"><text:span text:style-name="T1">11</text:span></text:p>
          </draw:text-box>
        </draw:frame>
        <draw:frame draw:style-name="gr11" draw:text-style-name="P3" draw:layer="layout" svg:width="18.698cm" svg:height="0.461cm" svg:x="1.146cm" svg:y="6.275cm">
          <draw:text-box>
            <text:p text:style-name="P2"><text:span text:style-name="T2">0x1163</text:span><text:span text:style-name="T1">:</text:span><text:span text:style-name="T3"> mov</text:span><text:span text:style-name="T1"> </text:span><text:span text:style-name="T2">edx</text:span><text:span text:style-name="T1">, </text:span><text:span text:style-name="T2">dword</text:span><text:span text:style-name="T1"> </text:span><text:span text:style-name="T2">ptr</text:span><text:span text:style-name="T1"> [</text:span><text:span text:style-name="T2">rbp</text:span><text:span text:style-name="T1"> - </text:span><text:span text:style-name="T2">4</text:span><text:span text:style-name="T1">] <text:s text:c="8"/></text:span><text:span text:style-name="T1"><text:tab/></text:span><text:span text:style-name="T1"># <text:s/></text:span><text:span text:style-name="T8">printf</text:span><text:span text:style-name="T1">(</text:span><text:span text:style-name="T6">"%d"</text:span><text:span text:style-name="T1">, i + j)</text:span><text:span text:style-name="T5">; //prints -3</text:span></text:p>
          </draw:text-box>
        </draw:frame>
        <draw:frame draw:style-name="gr10" draw:text-style-name="P3" draw:layer="layout" svg:width="0.458cm" svg:height="0.461cm" svg:x="0.281cm" svg:y="6.808cm">
          <draw:text-box>
            <text:p text:style-name="P2"><text:span text:style-name="T1">12</text:span></text:p>
          </draw:text-box>
        </draw:frame>
        <draw:frame draw:style-name="gr9" draw:text-style-name="P3" draw:layer="layout" svg:width="3.421cm" svg:height="0.461cm" svg:x="1.146cm" svg:y="6.808cm">
          <draw:text-box>
            <text:p text:style-name="P2"><text:span text:style-name="T6">TYPE:</text:span><text:span text:style-name="T1">&gt; <text:s/>[ </text:span><text:span text:style-name="T3">int</text:span><text:span text:style-name="T1"> ]</text:span></text:p>
          </draw:text-box>
        </draw:frame>
        <draw:frame draw:style-name="gr10" draw:text-style-name="P3" draw:layer="layout" svg:width="0.458cm" svg:height="0.461cm" svg:x="0.281cm" svg:y="7.311cm">
          <draw:text-box>
            <text:p text:style-name="P2"><text:span text:style-name="T1">13</text:span></text:p>
          </draw:text-box>
        </draw:frame>
        <draw:frame draw:style-name="gr2" draw:text-style-name="P3" draw:layer="layout" svg:width="0.378cm" svg:height="0.461cm" svg:x="1.146cm" svg:y="7.311cm">
          <draw:text-box>
            <text:p text:style-name="P2"><text:span text:style-name="T1"><text:s/></text:span></text:p>
          </draw:text-box>
        </draw:frame>
        <draw:frame draw:style-name="gr10" draw:text-style-name="P3" draw:layer="layout" svg:width="0.458cm" svg:height="0.461cm" svg:x="0.281cm" svg:y="7.814cm">
          <draw:text-box>
            <text:p text:style-name="P2"><text:span text:style-name="T1">14</text:span></text:p>
          </draw:text-box>
        </draw:frame>
        <draw:frame draw:style-name="gr5" draw:text-style-name="P3" draw:layer="layout" svg:width="10.263cm" svg:height="0.461cm" svg:x="1.146cm" svg:y="7.814cm">
          <draw:text-box>
            <text:p text:style-name="P2"><text:span text:style-name="T2">0x1166</text:span><text:span text:style-name="T1">:</text:span><text:span text:style-name="T3"> mov</text:span><text:span text:style-name="T1"> </text:span><text:span text:style-name="T2">eax</text:span><text:span text:style-name="T1">, </text:span><text:span text:style-name="T2">dword</text:span><text:span text:style-name="T1"> </text:span><text:span text:style-name="T2">ptr</text:span><text:span text:style-name="T1"> [</text:span><text:span text:style-name="T2">rbp</text:span><text:span text:style-name="T1"> - </text:span><text:span text:style-name="T2">8</text:span><text:span text:style-name="T1">] <text:s text:c="8"/></text:span></text:p>
          </draw:text-box>
        </draw:frame>
        <draw:frame draw:style-name="gr10" draw:text-style-name="P3" draw:layer="layout" svg:width="0.458cm" svg:height="0.461cm" svg:x="0.281cm" svg:y="8.347cm">
          <draw:text-box>
            <text:p text:style-name="P2"><text:span text:style-name="T1">15</text:span></text:p>
          </draw:text-box>
        </draw:frame>
        <draw:frame draw:style-name="gr7" draw:text-style-name="P3" draw:layer="layout" svg:width="5.473cm" svg:height="0.461cm" svg:x="1.146cm" svg:y="8.347cm">
          <draw:text-box>
            <text:p text:style-name="P2"><text:span text:style-name="T6">TYPE:</text:span><text:span text:style-name="T1">&gt; <text:s/>[ </text:span><text:span text:style-name="T7">unsigned</text:span><text:span text:style-name="T1"> </text:span><text:span text:style-name="T3">int</text:span><text:span text:style-name="T1"> ]</text:span></text:p>
          </draw:text-box>
        </draw:frame>
        <draw:frame draw:style-name="gr10" draw:text-style-name="P3" draw:layer="layout" svg:width="0.458cm" svg:height="0.461cm" svg:x="0.281cm" svg:y="8.849cm">
          <draw:text-box>
            <text:p text:style-name="P2"><text:span text:style-name="T1">16</text:span></text:p>
          </draw:text-box>
        </draw:frame>
        <draw:frame draw:style-name="gr2" draw:text-style-name="P3" draw:layer="layout" svg:width="0.378cm" svg:height="0.461cm" svg:x="1.146cm" svg:y="8.849cm">
          <draw:text-box>
            <text:p text:style-name="P2"><text:span text:style-name="T1"><text:s/></text:span></text:p>
          </draw:text-box>
        </draw:frame>
        <draw:frame draw:style-name="gr10" draw:text-style-name="P3" draw:layer="layout" svg:width="0.458cm" svg:height="0.461cm" svg:x="0.281cm" svg:y="9.352cm">
          <draw:text-box>
            <text:p text:style-name="P2"><text:span text:style-name="T1">17</text:span></text:p>
          </draw:text-box>
        </draw:frame>
        <draw:frame draw:style-name="gr5" draw:text-style-name="P3" draw:layer="layout" svg:width="10.263cm" svg:height="0.461cm" svg:x="1.146cm" svg:y="9.352cm">
          <draw:text-box>
            <text:p text:style-name="P2"><text:span text:style-name="T2">0x1169</text:span><text:span text:style-name="T1">:</text:span><text:span text:style-name="T3"> add</text:span><text:span text:style-name="T1"> </text:span><text:span text:style-name="T2">eax</text:span><text:span text:style-name="T1">, </text:span><text:span text:style-name="T2">edx</text:span><text:span text:style-name="T1"> <text:s text:c="24"/></text:span></text:p>
          </draw:text-box>
        </draw:frame>
        <draw:frame draw:style-name="gr10" draw:text-style-name="P3" draw:layer="layout" svg:width="0.458cm" svg:height="0.461cm" svg:x="0.281cm" svg:y="9.885cm">
          <draw:text-box>
            <text:p text:style-name="P2"><text:span text:style-name="T1">18</text:span></text:p>
          </draw:text-box>
        </draw:frame>
        <draw:frame draw:style-name="gr5" draw:text-style-name="P3" draw:layer="layout" svg:width="10.263cm" svg:height="0.461cm" svg:x="1.146cm" svg:y="9.885cm">
          <draw:text-box>
            <text:p text:style-name="P2"><text:span text:style-name="T2">0x116b</text:span><text:span text:style-name="T1">:</text:span><text:span text:style-name="T3"> mov</text:span><text:span text:style-name="T1"> </text:span><text:span text:style-name="T2">esi</text:span><text:span text:style-name="T1">, </text:span><text:span text:style-name="T2">eax</text:span><text:span text:style-name="T1"> <text:s text:c="24"/></text:span></text:p>
          </draw:text-box>
        </draw:frame>
        <draw:frame draw:style-name="gr10" draw:text-style-name="P3" draw:layer="layout" svg:width="0.458cm" svg:height="0.461cm" svg:x="0.281cm" svg:y="10.387cm">
          <draw:text-box>
            <text:p text:style-name="P2"><text:span text:style-name="T1">19</text:span></text:p>
          </draw:text-box>
        </draw:frame>
        <draw:frame draw:style-name="gr5" draw:text-style-name="P3" draw:layer="layout" svg:width="10.263cm" svg:height="0.461cm" svg:x="1.146cm" svg:y="10.387cm">
          <draw:text-box>
            <text:p text:style-name="P2"><text:span text:style-name="T2">0x116d</text:span><text:span text:style-name="T1">:</text:span><text:span text:style-name="T3"> lea</text:span><text:span text:style-name="T1"> </text:span><text:span text:style-name="T2">rax</text:span><text:span text:style-name="T1">, [</text:span><text:span text:style-name="T2">rip</text:span><text:span text:style-name="T1"> + </text:span><text:span text:style-name="T2">0xe90</text:span><text:span text:style-name="T1">] <text:s text:c="14"/></text:span></text:p>
          </draw:text-box>
        </draw:frame>
        <draw:frame draw:style-name="gr10" draw:text-style-name="P3" draw:layer="layout" svg:width="0.458cm" svg:height="0.461cm" svg:x="0.281cm" svg:y="10.891cm">
          <draw:text-box>
            <text:p text:style-name="P2"><text:span text:style-name="T1">20</text:span></text:p>
          </draw:text-box>
        </draw:frame>
        <draw:frame draw:style-name="gr5" draw:text-style-name="P3" draw:layer="layout" svg:width="10.263cm" svg:height="0.461cm" svg:x="1.146cm" svg:y="10.891cm">
          <draw:text-box>
            <text:p text:style-name="P2"><text:span text:style-name="T2">0x1174</text:span><text:span text:style-name="T1">:</text:span><text:span text:style-name="T3"> mov</text:span><text:span text:style-name="T1"> </text:span><text:span text:style-name="T2">rdi</text:span><text:span text:style-name="T1">, </text:span><text:span text:style-name="T2">rax</text:span><text:span text:style-name="T1"> <text:s text:c="24"/></text:span></text:p>
          </draw:text-box>
        </draw:frame>
        <draw:frame draw:style-name="gr10" draw:text-style-name="P3" draw:layer="layout" svg:width="0.458cm" svg:height="0.461cm" svg:x="0.281cm" svg:y="11.424cm">
          <draw:text-box>
            <text:p text:style-name="P2"><text:span text:style-name="T1">21</text:span></text:p>
          </draw:text-box>
        </draw:frame>
        <draw:frame draw:style-name="gr5" draw:text-style-name="P3" draw:layer="layout" svg:width="10.263cm" svg:height="0.461cm" svg:x="1.146cm" svg:y="11.424cm">
          <draw:text-box>
            <text:p text:style-name="P2"><text:span text:style-name="T2">0x1177</text:span><text:span text:style-name="T1">:</text:span><text:span text:style-name="T3"> mov</text:span><text:span text:style-name="T1"> </text:span><text:span text:style-name="T2">eax</text:span><text:span text:style-name="T1">, </text:span><text:span text:style-name="T2">0</text:span><text:span text:style-name="T1"> <text:s text:c="26"/></text:span></text:p>
          </draw:text-box>
        </draw:frame>
        <draw:frame draw:style-name="gr10" draw:text-style-name="P3" draw:layer="layout" svg:width="0.458cm" svg:height="0.461cm" svg:x="0.281cm" svg:y="11.926cm">
          <draw:text-box>
            <text:p text:style-name="P2"><text:span text:style-name="T1">22</text:span></text:p>
          </draw:text-box>
        </draw:frame>
        <draw:frame draw:style-name="gr4" draw:text-style-name="P3" draw:layer="layout" svg:width="10.262cm" svg:height="0.461cm" svg:x="1.146cm" svg:y="11.926cm">
          <draw:text-box>
            <text:p text:style-name="P2"><text:span text:style-name="T2">0x117c</text:span><text:span text:style-name="T1">:</text:span><text:span text:style-name="T3"> call</text:span><text:span text:style-name="T1"> </text:span><text:span text:style-name="T2">0x1050</text:span><text:span text:style-name="T1"> <text:s text:c="25"/></text:span></text:p>
          </draw:text-box>
        </draw:frame>
        <draw:frame draw:style-name="gr10" draw:text-style-name="P3" draw:layer="layout" svg:width="0.458cm" svg:height="0.461cm" svg:x="0.281cm" svg:y="12.429cm">
          <draw:text-box>
            <text:p text:style-name="P2"><text:span text:style-name="T1">23</text:span></text:p>
          </draw:text-box>
        </draw:frame>
        <draw:frame draw:style-name="gr12" draw:text-style-name="P3" draw:layer="layout" svg:width="13.455cm" svg:height="0.461cm" svg:x="1.146cm" svg:y="12.429cm">
          <draw:text-box>
            <text:p text:style-name="P2"><text:span text:style-name="T2">0x1181</text:span><text:span text:style-name="T1">:</text:span><text:span text:style-name="T3"> mov</text:span><text:span text:style-name="T1"> </text:span><text:span text:style-name="T2">eax</text:span><text:span text:style-name="T1">, </text:span><text:span text:style-name="T2">0</text:span><text:span text:style-name="T1"> <text:s text:c="26"/></text:span><text:span text:style-name="T1"><text:tab/></text:span><text:span text:style-name="T1"># <text:s/></text:span><text:span text:style-name="T8">return</text:span><text:span text:style-name="T1"> |</text:span><text:span text:style-name="T2">0</text:span><text:span text:style-name="T1">|</text:span><text:span text:style-name="T5">;</text:span></text:p>
          </draw:text-box>
        </draw:frame>
        <draw:frame draw:style-name="gr10" draw:text-style-name="P3" draw:layer="layout" svg:width="0.458cm" svg:height="0.461cm" svg:x="0.281cm" svg:y="12.961cm">
          <draw:text-box>
            <text:p text:style-name="P2"><text:span text:style-name="T1">24</text:span></text:p>
          </draw:text-box>
        </draw:frame>
        <draw:frame draw:style-name="gr3" draw:text-style-name="P3" draw:layer="layout" svg:width="11.174cm" svg:height="0.461cm" svg:x="1.146cm" svg:y="12.961cm">
          <draw:text-box>
            <text:p text:style-name="P2"><text:span text:style-name="T2">0x1186</text:span><text:span text:style-name="T1">:</text:span><text:span text:style-name="T3"> leave</text:span><text:span text:style-name="T1"> <text:s text:c="31"/></text:span><text:span text:style-name="T1"><text:tab/></text:span><text:span text:style-name="T1"># }</text:span></text:p>
          </draw:text-box>
        </draw:frame>
        <draw:frame draw:style-name="gr10" draw:text-style-name="P3" draw:layer="layout" svg:width="0.458cm" svg:height="0.461cm" svg:x="0.281cm" svg:y="13.464cm">
          <draw:text-box>
            <text:p text:style-name="P2"><text:span text:style-name="T1">25</text:span></text:p>
          </draw:text-box>
        </draw:frame>
        <draw:frame draw:style-name="gr5" draw:text-style-name="P3" draw:layer="layout" svg:width="10.263cm" svg:height="0.461cm" svg:x="1.146cm" svg:y="13.464cm">
          <draw:text-box>
            <text:p text:style-name="P2"><text:span text:style-name="T2">0x1187</text:span><text:span text:style-name="T1">:</text:span><text:span text:style-name="T3"> ret</text:span><text:span text:style-name="T1"> <text:s text:c="33"/></text:span></text:p>
          </draw:text-box>
        </draw:frame>
        <draw:frame draw:style-name="gr10" draw:text-style-name="P3" draw:layer="layout" svg:width="0.458cm" svg:height="0.461cm" svg:x="0.281cm" svg:y="13.968cm">
          <draw:text-box>
            <text:p text:style-name="P2"><text:span text:style-name="T1">26</text:span></text:p>
          </draw:text-box>
        </draw:frame>
        <draw:frame draw:style-name="gr2" draw:text-style-name="P3" draw:layer="layout" svg:width="0.378cm" svg:height="0.461cm" svg:x="1.146cm" svg:y="13.968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02T15:10:33.424301539</dc:date>
    <meta:editing-duration>PT5M19S</meta:editing-duration>
    <meta:editing-cycles>1</meta:editing-cycles>
    <meta:document-statistic meta:object-count="78"/>
    <meta:generator>LibreOffice/7.3.7.2$Linux_X86_64 LibreOffice_project/30$Build-2</meta:generator>
  </office:meta>
</office:document-meta>
</file>